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e73" officeooo:paragraph-rsid="00076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launch gazebo_ros empty_world.launch</text:p>
      <text:p text:style-name="P1"/>
      <text:p text:style-name="P1">rosrun line_draw line_action_test </text:p>
      <text:p text:style-name="P1"/>
      <text:p text:style-name="P1">roslaunch arm7dof_model arm7dof_w_jnt_traj_ctl.launch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31:58.034785212</meta:creation-date>
    <dc:date>2018-05-14T15:45:27.755623750</dc:date>
    <meta:editing-duration>P0D</meta:editing-duration>
    <meta:editing-cycles>1</meta:editing-cycles>
    <meta:document-statistic meta:table-count="0" meta:image-count="0" meta:object-count="0" meta:page-count="1" meta:paragraph-count="3" meta:word-count="9" meta:character-count="129" meta:non-whitespace-character-count="119"/>
    <meta:generator>LibreOffice/4.2.8.2$Linux_X86_64 LibreOffice_project/420m0$Build-2</meta:generator>
  </office:meta>
</office:document-meta>
</file>